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0593e" officeooo:paragraph-rsid="0004fe31" style:font-size-asian="14pt" style:font-size-complex="14pt"/>
    </style:style>
    <style:style style:name="P2" style:family="paragraph" style:parent-style-name="Standard">
      <style:text-properties style:font-name="Times New Roman" fo:font-size="14pt" officeooo:rsid="000c8956" officeooo:paragraph-rsid="0004fe31" style:font-size-asian="12.25pt" style:font-size-complex="14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2" fo:font-size="16pt" fo:language="ru" fo:country="RU" fo:font-weight="bold" officeooo:paragraph-rsid="0004fe31" style:font-size-asian="16pt" style:language-asian="en" style:country-asian="US" style:font-weight-asian="bold" style:font-name-complex="Times New Roman3" style:font-size-complex="16pt" style:language-complex="ar" style:country-complex="S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2" fo:font-size="16pt" fo:language="ru" fo:country="RU" fo:font-weight="normal" officeooo:rsid="00105b6f" officeooo:paragraph-rsid="0004fe31" style:font-size-asian="16pt" style:language-asian="en" style:country-asian="US" style:font-weight-asian="normal" style:font-name-complex="Times New Roman3" style:font-size-complex="16pt" style:language-complex="ar" style:country-complex="SA" style:font-weight-complex="normal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font-size="16pt" officeooo:rsid="00105b6f" officeooo:paragraph-rsid="0004fe31" style:font-size-asian="16pt" style:font-size-complex="16pt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color="#000000" style:font-name="Times New Roman2" fo:font-size="16pt" fo:language="ru" fo:country="RU" officeooo:rsid="00193a35" officeooo:paragraph-rsid="0004fe31" style:font-name-asian="Times New Roman3" style:font-size-asian="16pt" style:language-asian="en" style:country-asian="US" style:font-name-complex="Times New Roman3" style:font-size-complex="16pt" style:language-complex="ar" style:country-complex="SA" fo:hyphenate="false" fo:hyphenation-remain-char-count="2" fo:hyphenation-push-char-count="2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2" fo:font-size="16pt" fo:language="ru" fo:country="RU" fo:font-weight="normal" officeooo:rsid="00105b6f" officeooo:paragraph-rsid="0004fe31" style:font-size-asian="16pt" style:language-asian="en" style:country-asian="US" style:font-weight-asian="normal" style:font-name-complex="Times New Roman3" style:font-size-complex="16pt" style:language-complex="ar" style:country-complex="SA" style:font-weight-complex="normal" fo:hyphenate="false" fo:hyphenation-remain-char-count="2" fo:hyphenation-push-char-count="2"/>
    </style:style>
    <style:style style:name="P8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19de32" officeooo:paragraph-rsid="0004fe31" style:font-size-asian="20pt" style:font-weight-asian="bold" style:font-size-complex="20pt"/>
    </style:style>
    <style:style style:name="P9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05e099" officeooo:paragraph-rsid="0004fe31" style:font-size-asian="20pt" style:font-weight-asian="bold" style:font-size-complex="20pt"/>
    </style:style>
    <style:style style:name="P10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" fo:font-size="20pt" fo:font-weight="bold" officeooo:rsid="000d9fe5" officeooo:paragraph-rsid="0004fe31" style:font-size-asian="20pt" style:font-weight-asian="bold" style:font-size-complex="20pt"/>
    </style:style>
    <style:style style:name="P11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" fo:font-size="20pt" officeooo:paragraph-rsid="0004fe31" style:font-size-asian="20pt" style:font-size-complex="20pt"/>
    </style:style>
    <style:style style:name="P12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2" fo:font-size="16pt" fo:language="ru" fo:country="RU" officeooo:rsid="00105b6f" officeooo:paragraph-rsid="0004fe31" style:font-size-asian="16pt" style:language-asian="en" style:country-asian="US" style:font-name-complex="Times New Roman3" style:font-size-complex="16pt" style:language-complex="ar" style:country-complex="SA" fo:hyphenate="false" fo:hyphenation-remain-char-count="2" fo:hyphenation-push-char-count="2"/>
    </style:style>
    <style:style style:name="P13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2" fo:font-size="16pt" fo:language="ru" fo:country="RU" officeooo:rsid="0009f7e3" officeooo:paragraph-rsid="0004fe31" style:font-size-asian="16pt" style:language-asian="en" style:country-asian="US" style:font-name-complex="Times New Roman3" style:font-size-complex="16pt" style:language-complex="ar" style:country-complex="SA" fo:hyphenate="false" fo:hyphenation-remain-char-count="2" fo:hyphenation-push-char-count="2"/>
    </style:style>
    <style:style style:name="P14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2" fo:font-size="16pt" fo:language="ru" fo:country="RU" officeooo:rsid="00374d17" officeooo:paragraph-rsid="0004fe31" style:font-size-asian="16pt" style:language-asian="en" style:country-asian="US" style:font-name-complex="Times New Roman3" style:font-size-complex="16pt" style:language-complex="ar" style:country-complex="SA" fo:hyphenate="false" fo:hyphenation-remain-char-count="2" fo:hyphenation-push-char-count="2"/>
    </style:style>
    <style:style style:name="P15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2" fo:font-size="14pt" officeooo:paragraph-rsid="0004fe31" style:font-size-asian="14pt" style:font-name-complex="Times New Roman3" style:font-size-complex="14pt" fo:hyphenate="false" fo:hyphenation-remain-char-count="2" fo:hyphenation-push-char-count="2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b4039" officeooo:paragraph-rsid="0004fe31" style:font-size-asian="14pt" style:font-name-complex="Times New Roman3" style:font-size-complex="14pt"/>
    </style:style>
    <style:style style:name="P17" style:family="paragraph" style:parent-style-name="Text_20_body">
      <style:paragraph-properties fo:line-height="150%"/>
      <style:text-properties style:font-name="Times New Roman" fo:font-size="14pt" officeooo:rsid="0010593e" officeooo:paragraph-rsid="0004fe31" style:font-size-asian="14pt" style:font-size-complex="14pt"/>
    </style:style>
    <style:style style:name="P18" style:family="paragraph" style:parent-style-name="Text_20_body">
      <style:paragraph-properties fo:line-height="100%"/>
      <style:text-properties style:font-name="Times New Roman" officeooo:paragraph-rsid="0004fe31"/>
    </style:style>
    <style:style style:name="P19" style:family="paragraph" style:parent-style-name="Text_20_body">
      <style:paragraph-properties fo:line-height="150%"/>
      <style:text-properties style:font-name="Times New Roman" officeooo:rsid="000ef72e" officeooo:paragraph-rsid="0004fe31"/>
    </style:style>
    <style:style style:name="P20" style:family="paragraph" style:parent-style-name="Text_20_body">
      <style:paragraph-properties fo:line-height="150%"/>
      <style:text-properties officeooo:paragraph-rsid="0004fe31"/>
    </style:style>
    <style:style style:name="P21" style:family="paragraph" style:parent-style-name="Text_20_body">
      <style:paragraph-properties fo:line-height="150%" fo:text-align="justify" style:justify-single-word="false"/>
      <style:text-properties officeooo:paragraph-rsid="0004fe31"/>
    </style:style>
    <style:style style:name="P22" style:family="paragraph" style:parent-style-name="Text_20_body">
      <style:paragraph-properties fo:line-height="150%" fo:text-align="justify" style:justify-single-word="false"/>
      <style:text-properties officeooo:paragraph-rsid="000cf964"/>
    </style:style>
    <style:style style:name="P23" style:family="paragraph" style:parent-style-name="Text_20_body">
      <style:paragraph-properties fo:line-height="100%"/>
      <style:text-properties officeooo:paragraph-rsid="0004fe31"/>
    </style:style>
    <style:style style:name="P24" style:family="paragraph" style:parent-style-name="Text_20_body">
      <style:text-properties officeooo:paragraph-rsid="0004fe31"/>
    </style:style>
    <style:style style:name="P25" style:family="paragraph" style:parent-style-name="Text_20_body">
      <style:paragraph-properties fo:line-height="150%" fo:text-align="justify" style:justify-single-word="false"/>
      <style:text-properties fo:font-weight="normal" officeooo:rsid="000c8956" officeooo:paragraph-rsid="000eca0c" style:font-weight-asian="normal" style:font-weight-complex="normal"/>
    </style:style>
    <style:style style:name="P26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059aea" style:font-size-asian="14pt" style:font-size-complex="14pt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Standard" style:master-page-name="First_20_Page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2" fo:font-size="16pt" fo:language="ru" fo:country="RU" officeooo:paragraph-rsid="0004fe31" style:font-size-asian="16pt" style:language-asian="en" style:country-asian="US" style:font-name-complex="Times New Roman3" style:font-size-complex="16pt" style:language-complex="ar" style:country-complex="SA"/>
    </style:style>
    <style:style style:name="P29" style:family="paragraph" style:parent-style-name="Heading_20_1">
      <style:text-properties officeooo:paragraph-rsid="0004fe31"/>
    </style:style>
    <style:style style:name="P30" style:family="paragraph" style:parent-style-name="Heading_20_1">
      <style:paragraph-properties fo:line-height="150%"/>
      <style:text-properties officeooo:paragraph-rsid="0004fe31"/>
    </style:style>
    <style:style style:name="P31" style:family="paragraph" style:parent-style-name="Heading_20_1">
      <style:paragraph-properties fo:line-height="150%"/>
      <style:text-properties officeooo:rsid="000ef72e" officeooo:paragraph-rsid="0004fe31"/>
    </style:style>
    <style:style style:name="P32" style:family="paragraph" style:parent-style-name="Heading_20_1">
      <style:paragraph-properties fo:line-height="150%"/>
      <style:text-properties style:font-name="Times New Roman" officeooo:rsid="000ef72e" officeooo:paragraph-rsid="0004fe31"/>
    </style:style>
    <style:style style:name="T1" style:family="text">
      <style:text-properties officeooo:rsid="0009f7e3"/>
    </style:style>
    <style:style style:name="T2" style:family="text">
      <style:text-properties fo:font-weight="bold" officeooo:rsid="0005e099" style:font-weight-asian="bold"/>
    </style:style>
    <style:style style:name="T3" style:family="text">
      <style:text-properties fo:font-weight="bold" officeooo:rsid="000d9fe5" style:font-weight-asian="bold"/>
    </style:style>
    <style:style style:name="T4" style:family="text">
      <style:text-properties style:font-name="Times New Roman2" fo:language="ru" fo:country="RU" style:language-asian="en" style:country-asian="US" style:font-name-complex="Times New Roman3" style:language-complex="ar" style:country-complex="SA"/>
    </style:style>
    <style:style style:name="T5" style:family="text">
      <style:text-properties style:font-name="Times New Roman2" fo:language="ru" fo:country="RU" officeooo:rsid="0009f7e3" style:language-asian="en" style:country-asian="US" style:font-name-complex="Times New Roman3" style:language-complex="ar" style:country-complex="SA"/>
    </style:style>
    <style:style style:name="T6" style:family="text">
      <style:text-properties style:font-name="Times New Roman2" fo:language="ru" fo:country="RU" officeooo:rsid="000fb861" style:language-asian="en" style:country-asian="US" style:font-name-complex="Times New Roman3" style:language-complex="ar" style:country-complex="SA"/>
    </style:style>
    <style:style style:name="T7" style:family="text">
      <style:text-properties style:font-name="Times New Roman2" fo:language="ru" fo:country="RU" officeooo:rsid="00118bb6" style:language-asian="en" style:country-asian="US" style:font-name-complex="Times New Roman3" style:language-complex="ar" style:country-complex="SA"/>
    </style:style>
    <style:style style:name="T8" style:family="text">
      <style:text-properties officeooo:rsid="000860bf"/>
    </style:style>
    <style:style style:name="T9" style:family="text">
      <style:text-properties officeooo:rsid="000ef72e"/>
    </style:style>
    <style:style style:name="T10" style:family="text">
      <style:text-properties fo:color="#000000"/>
    </style:style>
    <style:style style:name="T11" style:family="text">
      <style:text-properties fo:color="#000000" style:font-name="Times New Roman" style:font-name-asian="Times New Roman3" style:language-asian="ru" style:country-asian="RU" style:font-name-complex="Times New Roman3"/>
    </style:style>
    <style:style style:name="T12" style:family="text">
      <style:text-properties fo:color="#000000" fo:language="en" fo:country="US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05af5a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0c0a06" style:font-size-asian="14pt" style:font-weight-asian="normal" style:font-size-complex="14pt" style:font-weight-complex="normal"/>
    </style:style>
    <style:style style:name="T16" style:family="text">
      <style:text-properties fo:font-size="14pt" fo:font-style="normal" fo:font-weight="normal" officeooo:rsid="000c0a06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14pt" fo:font-style="normal" fo:font-weight="normal" officeooo:rsid="000cf964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font-style="normal" fo:font-weight="normal" officeooo:rsid="000d23ce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ize="14pt" fo:font-style="normal" fo:font-weight="normal" officeooo:rsid="000f8688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font-style="normal" officeooo:rsid="000c0a06" style:font-size-asian="14pt" style:font-style-asian="normal" style:font-size-complex="14pt" style:font-style-complex="normal"/>
    </style:style>
    <style:style style:name="T21" style:family="text">
      <style:text-properties fo:font-size="14pt" fo:font-style="normal" officeooo:rsid="000eca0c" style:font-size-asian="14pt" style:font-style-asian="normal" style:font-size-complex="14pt" style:font-style-complex="normal"/>
    </style:style>
    <style:style style:name="T22" style:family="text">
      <style:text-properties fo:font-size="14pt" fo:font-style="normal" officeooo:rsid="000f8688" style:font-size-asian="14pt" style:font-style-asian="normal" style:font-size-complex="14pt" style:font-style-complex="normal"/>
    </style:style>
    <style:style style:name="T23" style:family="text">
      <style:text-properties fo:font-size="14pt" officeooo:rsid="000c0a06" style:font-size-asian="14pt" style:font-size-complex="14pt"/>
    </style:style>
    <style:style style:name="T24" style:family="text">
      <style:text-properties officeooo:rsid="00157b56"/>
    </style:style>
    <style:style style:name="T25" style:family="text">
      <style:text-properties officeooo:rsid="0004fe31"/>
    </style:style>
    <style:style style:name="T26" style:family="text">
      <style:text-properties officeooo:rsid="000c0a06"/>
    </style:style>
    <style:style style:name="T27" style:family="text">
      <style:text-properties officeooo:rsid="000eca0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ФЕДЕРАЛЬНОЕ ГОСУДАРСТВЕННОЕ БЮДЖЕТНОЕ ОБРАЗОВАТЕЛЬНОЕ УЧРЕЖДЕНИЕ ВЫСШЕГО ОБРАЗОВАНИЯ "МОСКОВСКИЙ АВИАЦИОННЫЙ ИНСТИТУТ (НАЦИОНАЛЬНЫЙ ИССЛЕДОВАТЕЛЬСКИЙ УНИВЕРСИТЕТ)"</text:p>
      <text:p text:style-name="P3"/>
      <text:p text:style-name="P4"><text:span text:style-name="T1">Ф</text:span>акультет: «Информационные технологии и прикладная математика»</text:p>
      <text:p text:style-name="P7">Кафедра: 806 «Вычислительная математика и программирование»</text:p>
      <text:p text:style-name="P8"/>
      <text:p text:style-name="P10">Лаб<text:span text:style-name="T26">о</text:span>р<text:span text:style-name="T26">а</text:span>торная работа № <text:span text:style-name="T25">4</text:span> по курсу </text:p>
      <text:p text:style-name="P11"><text:span text:style-name="T2">по курсу «</text:span><text:span text:style-name="T3">Операционные системы</text:span><text:span text:style-name="T2">»</text:span></text:p>
      <text:p text:style-name="P9"/>
      <text:p text:style-name="P9"/>
      <text:p text:style-name="P5"><text:span text:style-name="T5"><text:tab/><text:tab/><text:tab/><text:tab/><text:tab/><text:tab/>Г</text:span><text:span text:style-name="T4">руппа: M8o-</text:span><text:span text:style-name="T6">2</text:span><text:span text:style-name="T4">07Б-</text:span><text:span text:style-name="T7">18</text:span></text:p>
      <text:p text:style-name="P12">Студент:</text:p>
      <text:p text:style-name="P13">Токарев Никита Станиславович</text:p>
      <text:p text:style-name="P12">Преподаватель:</text:p>
      <text:p text:style-name="P6"><text:tab/><text:tab/><text:tab/><text:tab/><text:tab/><text:tab/>Миронов Евгений Сергеевич</text:p>
      <text:p text:style-name="P12">Оценка:</text:p>
      <text:p text:style-name="P12">Дата:</text:p>
      <text:p text:style-name="P14">Москва,201<text:span text:style-name="T8">9</text:span></text:p>
      <text:p text:style-name="P14"/>
      <text:p text:style-name="P14"/>
      <text:p text:style-name="P15"/>
      <text:h text:style-name="P29" text:outline-level="1"><text:soft-page-break/>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7"><text:a xlink:type="simple" xlink:href="#__RefHeading___Toc1657_3709866927" text:style-name="Index_20_Link" text:visited-style-name="Index_20_Link">1.Постановка задачи<text:tab/>3</text:a></text:p>
          <text:p text:style-name="P27"><text:a xlink:type="simple" xlink:href="#__RefHeading___Toc1659_3709866927" text:style-name="Index_20_Link" text:visited-style-name="Index_20_Link">2.Структура программы<text:tab/>3</text:a></text:p>
          <text:p text:style-name="P27"><text:a xlink:type="simple" xlink:href="#__RefHeading___Toc1661_3709866927" text:style-name="Index_20_Link" text:visited-style-name="Index_20_Link">3.Описание программы<text:tab/>3</text:a></text:p>
          <text:p text:style-name="P27"><text:a xlink:type="simple" xlink:href="#__RefHeading___Toc1663_3709866927" text:style-name="Index_20_Link" text:visited-style-name="Index_20_Link">4.Листинг программы<text:tab/>4</text:a></text:p>
          <text:p text:style-name="P27"><text:a xlink:type="simple" xlink:href="#__RefHeading___Toc1665_3709866927" text:style-name="Index_20_Link" text:visited-style-name="Index_20_Link">5.Результат работы<text:tab/>7</text:a></text:p>
          <text:p text:style-name="P27"><text:a xlink:type="simple" xlink:href="#__RefHeading___Toc1667_3709866927" text:style-name="Index_20_Link" text:visited-style-name="Index_20_Link">6.Вывод<text:tab/>9</text:a></text:p>
        </text:index-body>
      </text:table-of-content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p text:style-name="P24"/>
      <text:p text:style-name="P24"/>
      <text:p text:style-name="P24"/>
      <text:p text:style-name="P24"/>
      <text:h text:style-name="P29" text:outline-level="1"/>
      <text:p text:style-name="P24"/>
      <text:h text:style-name="P30" text:outline-level="1"><text:bookmark-start text:name="__RefHeading___Toc1657_3709866927"/><text:soft-page-break/><text:span text:style-name="T9">1.</text:span>Постановка задачи<text:bookmark-end text:name="__RefHeading___Toc1657_3709866927"/></text:h>
      <text:p text:style-name="P26"><text:span text:style-name="T10"><text:tab/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</text:span><text:span text:style-name="T12">memory</text:span><text:span text:style-name="T10">-</text:span><text:span text:style-name="T12">mapped</text:span><text:span text:style-name="T10"> </text:span><text:span text:style-name="T12">files</text:span><text:span text:style-name="T10">). Необходимо обрабатывать системные ошибки, которые могут возникнуть в результате работы.</text:span></text:p>
      <text:p text:style-name="P17">Вариант № 14:</text:p>
      <text:p text:style-name="P1"><text:tab/><text:span text:style-name="T11">Родительский процесс считывает числа со стандартного входного ввода. Дочерний процесс вычисляет квадратный корень этих чисел и передает результаты на печать родительскому процессу.</text:span></text:p>
      <text:h text:style-name="P31" text:outline-level="1"><text:bookmark-start text:name="__RefHeading___Toc1659_3709866927"/>2.Структура программы<text:bookmark-end text:name="__RefHeading___Toc1659_3709866927"/></text:h>
      <text:p text:style-name="P17">В данной работе в моя программа состоит из двух файлов:</text:p>
      <text:p text:style-name="P17">1. main.c</text:p>
      <text:p text:style-name="P17">2. Makefile</text:p>
      <text:h text:style-name="P31" text:outline-level="1"><text:bookmark-start text:name="__RefHeading___Toc1661_3709866927"/>3.Описание программы<text:bookmark-end text:name="__RefHeading___Toc1661_3709866927"/></text:h>
      <text:p text:style-name="P21"><text:span text:style-name="T13"><text:tab/></text:span><text:span text:style-name="T14">В данной программе </text:span><text:span text:style-name="T15">Создается временный файл благодаря системному вызову mkstemp(char *template): Функция mkstemp() создает временный файл с именем, соответствующим строке из </text:span><text:span text:style-name="T16">template</text:span><text:span text:style-name="T15">. Последние шесть символов </text:span><text:span text:style-name="T16">template</text:span><text:span text:style-name="T15"> должны быть XXXXXX, и именно они заменяются строкой, которая делает имя файла уникальным. Возвращает <text:s/>mkstemp -1, при ошибке. Также в данной работе все процессы завершал я функцией unlink(),пока все процессы связанные с закрываемым файлом не завершатся , файл будет доступен.</text:span></text:p>
      <text:p text:style-name="P22"><text:soft-page-break/><text:span text:style-name="T15"><text:tab/>Затем с помощью функции mmap(</text:span><text:span text:style-name="T16">void *start, size_t length, int prot , int flags, int fd, off_t offset) — я отражаю данный файл. </text:span><text:span text:style-name="T17">Затем с помощью именованных семафоров я организовываю взаимодействие дочернего и родительского процесса. В родительском процессе я блокирую один семафор и <text:s/>открываю другой. В дочернем процессе я делаю тоже самое, но противоположно.</text:span><text:span text:style-name="T19"> Вообщем работа происходит таким образом:</text:span><text:span text:style-name="T17"> </text:span><text:span text:style-name="T19">sem_wait(sem); - приостановление выполнения функции main() до тех пор, пока не будет вызвана функция sem_post(sem);. В моей программе именованный семафор output отвечает за родительский процесс, а qet_sqrt отвечает за дочерний процесс.</text:span></text:p>
      <text:p text:style-name="P22"><text:span text:style-name="T17"><text:tab/>Также после отображения файла у меня есть адрес для полей временного файла куда я записываю данные. <text:s/></text:span><text:span text:style-name="T18">Так как файл представляет из собой массив из указателей типа char*, то в разные ячейки я записываю результат вычислений и <text:s/>сами входные данные. <text:s/></text:span></text:p>
      <text:h text:style-name="P31" text:outline-level="1"><text:bookmark-start text:name="__RefHeading___Toc1663_3709866927"/>4.Листинг программы<text:bookmark-end text:name="__RefHeading___Toc1663_3709866927"/></text:h>
      <text:p text:style-name="P20">//<text:span text:style-name="T24">main.c</text:span></text:p>
      <text:p text:style-name="P18">#include &lt;stdlib.h&gt;</text:p>
      <text:p text:style-name="P18">#include &lt;string.h&gt;</text:p>
      <text:p text:style-name="P18">#include &lt;stdio.h&gt;</text:p>
      <text:p text:style-name="P18">#include &lt;sys/mman.h&gt;</text:p>
      <text:p text:style-name="P18">#include &lt;unistd.h&gt;</text:p>
      <text:p text:style-name="P18">#include &lt;fcntl.h&gt;</text:p>
      <text:p text:style-name="P18">#include &lt;semaphore.h&gt;</text:p>
      <text:p text:style-name="P18">#include &lt;errno.h&gt;</text:p>
      <text:p text:style-name="P18">#include &lt;math.h&gt;</text:p>
      <text:p text:style-name="P18">#include &lt;stdbool.h&gt;</text:p>
      <text:p text:style-name="P18">#define mmap_error 1</text:p>
      <text:p text:style-name="P18">#define fork_error <text:s/>2</text:p>
      <text:p text:style-name="P18"><text:soft-page-break/>#define semaphores_error 3</text:p>
      <text:p text:style-name="P18">#define mkstemp_failed 4</text:p>
      <text:p text:style-name="P18">#define write_failed 5</text:p>
      <text:p text:style-name="P18">#define munmap_failed 6</text:p>
      <text:p text:style-name="P18"/>
      <text:p text:style-name="P18"/>
      <text:p text:style-name="P18">int get_file()</text:p>
      <text:p text:style-name="P18">{</text:p>
      <text:p text:style-name="P18"><text:tab/>char *t_f = strdup("/tmp/t_f.XXXXXX");//временная папка tmp</text:p>
      <text:p text:style-name="P18"><text:tab/>int fd = mkstemp(t_f);//создает временный файл</text:p>
      <text:p text:style-name="P18"><text:tab/>if(fd == -1) {</text:p>
      <text:p text:style-name="P18"><text:tab/><text:tab/>perror("mkstemp_failed");</text:p>
      <text:p text:style-name="P18"><text:tab/><text:tab/>exit(mkstemp_failed);</text:p>
      <text:p text:style-name="P18"><text:tab/>}</text:p>
      <text:p text:style-name="P18"><text:tab/>unlink(t_f);</text:p>
      <text:p text:style-name="P18"><text:tab/>free(t_f);</text:p>
      <text:p text:style-name="P18"><text:tab/>if(write(fd, "_gg_", 4) &lt; 0) {</text:p>
      <text:p text:style-name="P18"><text:tab/><text:tab/>perror("write_failed");</text:p>
      <text:p text:style-name="P18"><text:tab/><text:tab/>exit(write_failed);</text:p>
      <text:p text:style-name="P18"><text:tab/>}</text:p>
      <text:p text:style-name="P18"><text:tab/>return fd;</text:p>
      <text:p text:style-name="P18">}</text:p>
      <text:p text:style-name="P18"/>
      <text:p text:style-name="P18"/>
      <text:p text:style-name="P18">int main(void) {</text:p>
      <text:p text:style-name="P18"><text:s text:c="4"/>int fd = get_file();</text:p>
      <text:p text:style-name="P18"><text:tab/>unsigned char* memory = (unsigned char*)mmap(NULL, 4, PROT_WRITE | PROT_READ, MAP_SHARED, fd, 0);//разделен с другими процессами</text:p>
      <text:p text:style-name="P18"><text:tab/>if (memory == MAP_FAILED) {</text:p>
      <text:p text:style-name="P18"><text:tab/><text:tab/>perror("mmap_failed");</text:p>
      <text:p text:style-name="P18"><text:soft-page-break/><text:tab/><text:tab/>exit(mmap_error);</text:p>
      <text:p text:style-name="P18"><text:tab/>}</text:p>
      <text:p text:style-name="P18"><text:tab/>sem_t* get_sqrt = sem_open("get_sqrt", O_CREAT, 0777, 0);</text:p>
      <text:p text:style-name="P18"><text:tab/>sem_t* output = sem_open("output", O_CREAT, 0777, 0);</text:p>
      <text:p text:style-name="P18"><text:tab/>if (get_sqrt == SEM_FAILED || output == SEM_FAILED) {</text:p>
      <text:p text:style-name="P18"><text:tab/><text:tab/>perror("Semaphores doesn't create");</text:p>
      <text:p text:style-name="P18"><text:tab/><text:tab/>exit(semaphores_error);</text:p>
      <text:p text:style-name="P18"><text:tab/>}</text:p>
      <text:p text:style-name="P18"><text:tab/>sem_unlink("get_sqrt");//реальное удаление семафора не будет осуществлено до тех пор, пока он не будет окончательно закрыт.</text:p>
      <text:p text:style-name="P18"><text:tab/>sem_unlink("output");</text:p>
      <text:p text:style-name="P18"><text:s text:c="4"/>pid_t pid = fork();</text:p>
      <text:p text:style-name="P18"><text:s text:c="4"/>if (pid &lt; 0) {</text:p>
      <text:p text:style-name="P18"><text:s text:c="8"/>perror("fork_failed");</text:p>
      <text:p text:style-name="P18"><text:s text:c="8"/>exit(fork_error);</text:p>
      <text:p text:style-name="P18"><text:s text:c="4"/>} else if (pid &gt; 0) {</text:p>
      <text:p text:style-name="P18"><text:s text:c="8"/>double begin_str,result;</text:p>
      <text:p text:style-name="P18"><text:s text:c="8"/>while(scanf("%lf", &amp;begin_str) &gt; 0) {</text:p>
      <text:p text:style-name="P18"><text:s text:c="12"/>double* set = (double*)((unsigned char *)(memory) + 0);</text:p>
      <text:p text:style-name="P18"><text:s text:c="12"/>*set = begin_str;</text:p>
      <text:p text:style-name="P18"><text:s text:c="12"/>sem_post(get_sqrt);</text:p>
      <text:p text:style-name="P18"><text:tab/><text:tab/><text:tab/>sem_wait(output);//ожидание доступа для output</text:p>
      <text:p text:style-name="P18"><text:s text:c="12"/>double* get = (double*)((unsigned char *)(memory) + 1);</text:p>
      <text:p text:style-name="P18"><text:s text:c="12"/>result = *get;</text:p>
      <text:p text:style-name="P18"><text:s text:c="12"/>printf("%.3lf^(1/2) = %.3lf\n",begin_str, result);</text:p>
      <text:p text:style-name="P18"/>
      <text:p text:style-name="P18"><text:tab/><text:tab/>}</text:p>
      <text:p text:style-name="P18"><text:tab/><text:tab/>sem_close(get_sqrt);</text:p>
      <text:p text:style-name="P18"><text:tab/><text:tab/>sem_close(output);</text:p>
      <text:p text:style-name="P18"><text:tab/><text:tab/>close(fd);</text:p>
      <text:p text:style-name="P18"><text:soft-page-break/><text:s text:c="4"/>} else {//child prc </text:p>
      <text:p text:style-name="P18"><text:s text:c="8"/>double new_str;</text:p>
      <text:p text:style-name="P18"><text:s text:c="8"/>while (true) {</text:p>
      <text:p text:style-name="P18"><text:tab/><text:tab/><text:tab/>sem_wait(get_sqrt);//ожидание доступа для get_sqrt</text:p>
      <text:p text:style-name="P18"><text:s text:c="12"/>double* get = (double*)((unsigned char *)(memory) + 0);</text:p>
      <text:p text:style-name="P18"><text:s text:c="12"/>new_str = *get;</text:p>
      <text:p text:style-name="P18"><text:s text:c="12"/>new_str = pow(new_str,0.5);</text:p>
      <text:p text:style-name="P18"><text:s text:c="12"/>double *set = (double*)((unsigned char *)(memory) + 1);</text:p>
      <text:p text:style-name="P18"><text:s text:c="12"/>*set = new_str;</text:p>
      <text:p text:style-name="P18"><text:s text:c="12"/>sem_post(output);//разблокировка output</text:p>
      <text:p text:style-name="P18"><text:tab/><text:tab/>}</text:p>
      <text:p text:style-name="P18"><text:tab/><text:tab/>sem_close(get_sqrt);</text:p>
      <text:p text:style-name="P18"><text:tab/><text:tab/>sem_close(output);</text:p>
      <text:p text:style-name="P18"><text:tab/><text:tab/>close(fd);</text:p>
      <text:p text:style-name="P18"><text:s text:c="4"/>}</text:p>
      <text:p text:style-name="P18"><text:tab/>if(munmap(memory, 4) == -1) {</text:p>
      <text:p text:style-name="P18"><text:tab/><text:tab/>perror("munmap_failed");</text:p>
      <text:p text:style-name="P18"><text:tab/><text:tab/>exit(munmap_failed);</text:p>
      <text:p text:style-name="P18"><text:tab/>}</text:p>
      <text:p text:style-name="P18"><text:s text:c="4"/>return 0;</text:p>
      <text:p text:style-name="P18">}</text:p>
      <text:p text:style-name="P23">//<text:span text:style-name="T24">Makefile</text:span></text:p>
      <text:p text:style-name="P18">CC = gcc</text:p>
      <text:p text:style-name="P18"/>
      <text:p text:style-name="P18">CFLAGS = -g <text:s/>-Wextra <text:s/>-pedantic -Werror <text:s/></text:p>
      <text:p text:style-name="P18"/>
      <text:p text:style-name="P18">OBJ = main.o </text:p>
      <text:p text:style-name="P18"/>
      <text:p text:style-name="P18">main: main.o</text:p>
      <text:p text:style-name="P18"><text:tab/>$(CC) $(CCFLAGS) -o main main.o -lpthread -lm</text:p>
      <text:p text:style-name="P18"><text:soft-page-break/></text:p>
      <text:p text:style-name="P18">main.o: main.c</text:p>
      <text:p text:style-name="P18"/>
      <text:p text:style-name="P18">clean:</text:p>
      <text:p text:style-name="P18"><text:tab/>@rm -r *.o main</text:p>
      <text:h text:style-name="P31" text:outline-level="1"><text:bookmark-start text:name="__RefHeading___Toc1665_3709866927"/>5.Результат работы<text:bookmark-end text:name="__RefHeading___Toc1665_3709866927"/></text:h>
      <text:p text:style-name="P18">nikita@nikita-HP:~/oc/lr4v14$ ./main</text:p>
      <text:p text:style-name="P18">23</text:p>
      <text:p text:style-name="P18">23.000^(1/2) = 4.796</text:p>
      <text:p text:style-name="P18">123</text:p>
      <text:p text:style-name="P18">123.000^(1/2) = 11.091</text:p>
      <text:p text:style-name="P18">s</text:p>
      <text:p text:style-name="P18">nikita@nikita-HP:~/oc/lr4v14$ ./main</text:p>
      <text:p text:style-name="P18">5s</text:p>
      <text:p text:style-name="P18">5.000^(1/2) = 2.236</text:p>
      <text:p text:style-name="P18">nikita@nikita-HP:~/oc/lr4v14$ ./main</text:p>
      <text:p text:style-name="P18">4 s</text:p>
      <text:p text:style-name="P18">4.000^(1/2) = 2.000</text:p>
      <text:p text:style-name="P18">nikita@nikita-HP:~/oc/lr4v14$ ./main</text:p>
      <text:p text:style-name="P18">121</text:p>
      <text:p text:style-name="P18">121.000^(1/2) = 11.000</text:p>
      <text:p text:style-name="P18">45</text:p>
      <text:p text:style-name="P18">45.000^(1/2) = 6.708</text:p>
      <text:h text:style-name="P32" text:outline-level="1"><text:soft-page-break/></text:h>
      <text:h text:style-name="P32" text:outline-level="1"/>
      <text:h text:style-name="P32" text:outline-level="1"/>
      <text:p text:style-name="P19"/>
      <text:p text:style-name="P19"/>
      <text:h text:style-name="P32" text:outline-level="1"/>
      <text:h text:style-name="P32" text:outline-level="1"><text:bookmark-start text:name="__RefHeading___Toc1667_3709866927"/>6.Вывод<text:bookmark-end text:name="__RefHeading___Toc1667_3709866927"/></text:h>
      <text:p text:style-name="P25"><text:bookmark-start text:name="__RefHeading___Toc3862_3843017598"/>Отображение файла в память (на память) - это способ работы с файлами в некоторых операционных системах, при котором всему файлу или некоторой непрерывной его части ставится в соответствие определённый участок памяти (диапазон адресов оперативной памяти). При этом чтение данных из этих адресов фактически приводит к чтению данных из отображенного файла, а запись данных по этим адресам приводит к записи этих данных в файл. <text:span text:style-name="T27">Также данный файл может использоваться несколькими процессами, для записи или чтения. Ключевым является системный вызов </text:span><text:span text:style-name="T23">mmap(</text:span><text:span text:style-name="T20">void *start, size_t length, int prot , int flags, int fd, off_t offset) </text:span><text:span text:style-name="T21">с помощью которо</text:span><text:span text:style-name="T22">го</text:span><text:span text:style-name="T21"> можно отобразить файл с необходимыми </text:span><text:span text:style-name="T22">параметрами</text:span><text:span text:style-name="T21">.</text:span><text:bookmark-end text:name="__RefHeading___Toc3862_3843017598"/></text:p>
      <text:p text:style-name="P2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Times New Roman1" fo:font-family="'Times New Roman'" style:font-style-name="Обычный" style:font-family-generic="roman" fo:font-size="14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style:font-name="Times New Roman" fo:font-family="'Times New Roman'" style:font-family-generic="roman" fo:font-size="18pt" fo:font-weight="normal" officeooo:rsid="000ef72e" style:font-size-asian="18pt" style:font-weight-asian="normal" style:font-size-complex="18pt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language-asian="ru" style:country-asian="RU" style:font-name-complex="Times New Roman3" style:font-family-complex="'Times New Roman'" style:font-family-generic-complex="system" style:font-pitch-complex="variab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9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tab/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22:10:49.694714217</meta:creation-date>
    <dc:date>2019-11-19T18:24:26.069194862</dc:date>
    <meta:editing-duration>PT1H1M25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9" meta:paragraph-count="151" meta:word-count="799" meta:character-count="6379" meta:non-whitespace-character-count="5412"/>
  </office:meta>
</office:document-meta>
</file>